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 loext:opacity="100%" fo:font-size="10pt" officeooo:paragraph-rsid="000db2d6" style:font-size-asian="10pt" style:font-size-complex="10pt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 loext:opacity="100%" fo:font-size="10pt" officeooo:paragraph-rsid="0013aee3" style:font-size-asian="10pt" style:font-size-complex="10pt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 loext:opacity="100%" fo:font-size="10pt" officeooo:paragraph-rsid="001596f2" style:font-size-asian="10pt" style:font-size-complex="10pt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size="10pt" officeooo:paragraph-rsid="000db2d6" style:font-size-asian="10pt" style:font-size-complex="10pt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size="10pt" officeooo:paragraph-rsid="000f6a74" style:font-size-asian="10pt" style:font-size-complex="10pt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size="10pt" officeooo:paragraph-rsid="00113ae0" style:font-size-asian="10pt" style:font-size-complex="10pt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size="10pt" officeooo:paragraph-rsid="0013aee3" style:font-size-asian="10pt" style:font-size-complex="10pt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size="10pt" officeooo:paragraph-rsid="001596f2" style:font-size-asian="10pt" style:font-size-complex="10pt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size="10pt" officeooo:paragraph-rsid="00176dcd" style:font-size-asian="10pt" style:font-size-complex="10pt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size="10pt" officeooo:paragraph-rsid="0019f53e" style:font-size-asian="10pt" style:font-size-complex="10pt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 loext:opacity="100%" fo:font-size="10pt" officeooo:paragraph-rsid="000db2d6" style:font-size-asian="10pt" style:font-size-complex="10pt"/>
    </style:style>
    <style:style style:name="P1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 loext:opacity="100%" fo:font-size="10pt" officeooo:paragraph-rsid="0013aee3" style:font-size-asian="10pt" style:font-size-complex="10pt"/>
    </style:style>
    <style:style style:name="P1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 loext:opacity="100%" fo:font-size="10pt" officeooo:paragraph-rsid="001596f2" style:font-size-asian="10pt" style:font-size-complex="10pt"/>
    </style:style>
    <style:style style:name="T1" style:family="text">
      <style:text-properties fo:color="#0000cc" loext:opacity="100%"/>
    </style:style>
    <style:style style:name="T2" style:family="text">
      <style:text-properties fo:color="#0000cc" loext:opacity="100%" fo:font-weight="bold"/>
    </style:style>
    <style:style style:name="T3" style:family="text">
      <style:text-properties fo:color="#0000cc" loext:opacity="100%" fo:font-weight="bold" officeooo:rsid="0013aee3"/>
    </style:style>
    <style:style style:name="T4" style:family="text">
      <style:text-properties fo:color="#0000cc" loext:opacity="100%" fo:font-weight="bold" officeooo:rsid="001596f2"/>
    </style:style>
    <style:style style:name="T5" style:family="text">
      <style:text-properties fo:color="#0000cc" loext:opacity="100%" fo:font-weight="bold" officeooo:rsid="001a4755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style:text-underline-style="solid" style:text-underline-width="auto" style:text-underline-color="font-color"/>
    </style:style>
    <style:style style:name="T8" style:family="text">
      <style:text-properties fo:color="#000000" loext:opacity="100%" style:text-underline-style="solid" style:text-underline-width="auto" style:text-underline-color="font-color" officeooo:rsid="000f6a74"/>
    </style:style>
    <style:style style:name="T9" style:family="text">
      <style:text-properties fo:color="#000000" loext:opacity="100%" officeooo:rsid="000f6a74"/>
    </style:style>
    <style:style style:name="T10" style:family="text">
      <style:text-properties fo:color="#000000" loext:opacity="100%" officeooo:rsid="00113ae0"/>
    </style:style>
    <style:style style:name="T11" style:family="text">
      <style:text-properties fo:color="#000000" loext:opacity="100%" officeooo:rsid="00120b7e"/>
    </style:style>
    <style:style style:name="T12" style:family="text">
      <style:text-properties fo:color="#000000" loext:opacity="100%" officeooo:rsid="0013aee3"/>
    </style:style>
    <style:style style:name="T13" style:family="text">
      <style:text-properties fo:color="#000000" loext:opacity="100%" style:text-underline-style="none" officeooo:rsid="0013aee3"/>
    </style:style>
    <style:style style:name="T14" style:family="text">
      <style:text-properties fo:color="#000000" loext:opacity="100%" style:text-underline-style="none" officeooo:rsid="001596f2"/>
    </style:style>
    <style:style style:name="T15" style:family="text">
      <style:text-properties fo:color="#000000" loext:opacity="100%" style:text-underline-style="none" officeooo:rsid="0019f53e"/>
    </style:style>
    <style:style style:name="T16" style:family="text">
      <style:text-properties fo:color="#000000" loext:opacity="100%" officeooo:rsid="0013e7e6"/>
    </style:style>
    <style:style style:name="T17" style:family="text">
      <style:text-properties fo:color="#000000" loext:opacity="100%" officeooo:rsid="001596f2"/>
    </style:style>
    <style:style style:name="T18" style:family="text">
      <style:text-properties fo:color="#000000" loext:opacity="100%" officeooo:rsid="00176dcd"/>
    </style:style>
    <style:style style:name="T19" style:family="text">
      <style:text-properties fo:color="#000000" loext:opacity="100%" officeooo:rsid="0017d959"/>
    </style:style>
    <style:style style:name="T20" style:family="text">
      <style:text-properties fo:color="#000000" loext:opacity="100%" officeooo:rsid="00185e8b"/>
    </style:style>
    <style:style style:name="T21" style:family="text">
      <style:text-properties fo:color="#000000" loext:opacity="100%" officeooo:rsid="0019f53e"/>
    </style:style>
    <style:style style:name="T22" style:family="text">
      <style:text-properties fo:color="#800000" loext:opacity="100%"/>
    </style:style>
    <style:style style:name="T23" style:family="text">
      <style:text-properties fo:color="#008000" loext:opacity="100%"/>
    </style:style>
    <style:style style:name="T24" style:family="text">
      <style:text-properties fo:color="#008000" loext:opacity="100%" officeooo:rsid="000f6a74"/>
    </style:style>
    <style:style style:name="T25" style:family="text">
      <style:text-properties fo:color="#008000" loext:opacity="100%" officeooo:rsid="0013aee3"/>
    </style:style>
    <style:style style:name="T26" style:family="text">
      <style:text-properties fo:color="#008000" loext:opacity="100%" officeooo:rsid="001596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\begin</text:span><text:span text:style-name="T6">{table}[]</text:span></text:p>
      <text:p text:style-name="P4"><text:span text:style-name="T6"><text:s text:c="4"/></text:span><text:span text:style-name="T22">\centering</text:span></text:p>
      <text:p text:style-name="P4"><text:span text:style-name="T6"><text:s text:c="4"/></text:span><text:span text:style-name="T1">\begin</text:span><text:span text:style-name="T6">{tabular}{</text:span><text:span text:style-name="T7">c|c|c|c|c|c|c|c|</text:span><text:span text:style-name="T6">}</text:span></text:p>
      <text:p text:style-name="P4"><text:span text:style-name="T6"><text:s text:c="4"/></text:span><text:span text:style-name="T22">\cline</text:span><text:span text:style-name="T6">{2-6}</text:span></text:p>
      <text:p text:style-name="P4"><text:span text:style-name="T6"><text:s text:c="4"/>&amp; </text:span><text:span text:style-name="T22">\multicolumn</text:span><text:span text:style-name="T6">{5}{ </text:span><text:span text:style-name="T7">c|</text:span><text:span text:style-name="T6"> }{</text:span><text:span text:style-name="T9">VillageRadius</text:span><text:span text:style-name="T6">} </text:span><text:span text:style-name="T22">\\</text:span><text:span text:style-name="T6"> </text:span><text:span text:style-name="T22">\cline</text:span><text:span text:style-name="T6">{2-6}</text:span></text:p>
      <text:p text:style-name="P4"><text:span text:style-name="T6"><text:s text:c="4"/>&amp; </text:span><text:span text:style-name="T24">15</text:span><text:span text:style-name="T6"> &amp; </text:span><text:span text:style-name="T22">\multicolumn</text:span><text:span text:style-name="T6">{2}{ </text:span><text:span text:style-name="T7">c|</text:span><text:span text:style-name="T6"> }{ </text:span><text:span text:style-name="T24">20 </text:span><text:span text:style-name="T6">} &amp; </text:span><text:span text:style-name="T22">\multicolumn</text:span><text:span text:style-name="T6">{2}{ </text:span><text:span text:style-name="T7">c|</text:span><text:span text:style-name="T6"> }{</text:span><text:span text:style-name="T23"> </text:span><text:span text:style-name="T24">25</text:span><text:span text:style-name="T23"> </text:span><text:span text:style-name="T6">} </text:span><text:span text:style-name="T22">\\</text:span><text:span text:style-name="T6"> </text:span><text:span text:style-name="T22">\cline</text:span><text:span text:style-name="T6">{2-6}</text:span></text:p>
      <text:p text:style-name="P1"><text:s text:c="4"/></text:p>
      <text:p text:style-name="P4"><text:span text:style-name="T6"><text:s text:c="4"/>&amp; Zeit (ms) &amp; </text:span><text:span text:style-name="T22">\multicolumn</text:span><text:span text:style-name="T6">{1}{ </text:span><text:span text:style-name="T7">c|</text:span><text:span text:style-name="T6"> }{Zeit (ms)} &amp; </text:span><text:span text:style-name="T22">\multicolumn</text:span><text:span text:style-name="T6">{1}{ </text:span><text:span text:style-name="T7">c|</text:span><text:span text:style-name="T6"> }{Zuwachsfaktor} &amp; </text:span><text:span text:style-name="T22">\multicolumn</text:span><text:span text:style-name="T6">{1}{ </text:span><text:span text:style-name="T7">c|</text:span><text:span text:style-name="T6"> }{Zeit (ms)} &amp; </text:span><text:span text:style-name="T22">\multicolumn</text:span><text:span text:style-name="T6">{1}{ </text:span><text:span text:style-name="T7">c|</text:span><text:span text:style-name="T6"> }{Zuwachsfaktor} </text:span><text:span text:style-name="T22">\\</text:span><text:span text:style-name="T6"> </text:span><text:span text:style-name="T22">\cline</text:span><text:span text:style-name="T6">{1-6}</text:span></text:p>
      <text:p text:style-name="P1"><text:s text:c="4"/></text:p>
      <text:p text:style-name="P4"><text:span text:style-name="T6"><text:s text:c="4"/></text:span><text:span text:style-name="T22">\multicolumn</text:span><text:span text:style-name="T6">{1}{ </text:span><text:span text:style-name="T7">|c|</text:span><text:span text:style-name="T6"> }{</text:span><text:span text:style-name="T8">Grundfläche</text:span><text:span text:style-name="T6">} &amp; </text:span><text:span text:style-name="T10">21,1</text:span><text:span text:style-name="T6"> &amp; </text:span><text:span text:style-name="T10">27,2</text:span><text:span text:style-name="T6"> &amp; </text:span><text:span text:style-name="T11">1,29</text:span><text:span text:style-name="T6"> &amp; </text:span><text:span text:style-name="T11">29,4</text:span><text:span text:style-name="T6"> &amp; </text:span><text:span text:style-name="T11">1,08</text:span><text:span text:style-name="T6"> </text:span><text:span text:style-name="T22">\\</text:span></text:p>
      <text:p text:style-name="P4"><text:span text:style-name="T6"><text:s text:c="4"/></text:span><text:span text:style-name="T22">\multicolumn</text:span><text:span text:style-name="T6">{1}{ </text:span><text:span text:style-name="T7">|c|</text:span><text:span text:style-name="T6"> }{</text:span><text:span text:style-name="T8">POI</text:span><text:span text:style-name="T6">} &amp; </text:span><text:span text:style-name="T10">843,1</text:span><text:span text:style-name="T6"> &amp; </text:span><text:span text:style-name="T10">1997,4</text:span><text:span text:style-name="T6"> &amp; </text:span><text:span text:style-name="T11">2,37</text:span><text:span text:style-name="T6"> &amp; </text:span><text:span text:style-name="T11">5182,1</text:span><text:span text:style-name="T6"> &amp; </text:span><text:span text:style-name="T11">2,59</text:span><text:span text:style-name="T6"> </text:span><text:span text:style-name="T22">\\</text:span><text:span text:style-name="T6"> </text:span></text:p>
      <text:p text:style-name="P5"><text:span text:style-name="T6"><text:s text:c="4"/></text:span><text:span text:style-name="T22">\multicolumn</text:span><text:span text:style-name="T6">{1}{ </text:span><text:span text:style-name="T7">|c|</text:span><text:span text:style-name="T6"> }{</text:span><text:span text:style-name="T9">Wohnhäuser</text:span><text:span text:style-name="T6">} &amp; </text:span><text:span text:style-name="T10">5002,0</text:span><text:span text:style-name="T6"> &amp; </text:span><text:span text:style-name="T10">11137,3</text:span><text:span text:style-name="T6"> &amp; </text:span><text:span text:style-name="T11">2,23</text:span><text:span text:style-name="T6"> &amp; </text:span><text:span text:style-name="T11">23593,1</text:span><text:span text:style-name="T6"> &amp; </text:span><text:span text:style-name="T11">2,12</text:span><text:span text:style-name="T6"> </text:span><text:span text:style-name="T22">\\</text:span></text:p>
      <text:p text:style-name="P6"><text:span text:style-name="T22"><text:s text:c="4"/>\multicolumn</text:span><text:span text:style-name="T6">{1}{ </text:span><text:span text:style-name="T7">|c|</text:span><text:span text:style-name="T6"> }{</text:span><text:span text:style-name="T9">Landstraßen</text:span><text:span text:style-name="T6">} &amp; </text:span><text:span text:style-name="T10">4277,3</text:span><text:span text:style-name="T6"> &amp; </text:span><text:span text:style-name="T10">5023,1</text:span><text:span text:style-name="T6"> &amp; </text:span><text:span text:style-name="T11">1,17</text:span><text:span text:style-name="T6"> &amp; </text:span><text:span text:style-name="T11">4436,7</text:span><text:span text:style-name="T6"> &amp; </text:span><text:span text:style-name="T12">0,88</text:span><text:span text:style-name="T6"> </text:span><text:span text:style-name="T22">\\ <text:s/>\multicolumn</text:span><text:span text:style-name="T6">{1}{ </text:span><text:span text:style-name="T7">|c|</text:span><text:span text:style-name="T6"> }{Gesamt} &amp; </text:span><text:span text:style-name="T10">10143,5</text:span><text:span text:style-name="T6"> &amp; </text:span><text:span text:style-name="T10">18185,0</text:span><text:span text:style-name="T6"> &amp; </text:span><text:span text:style-name="T12">1,79</text:span><text:span text:style-name="T6"> &amp; </text:span><text:span text:style-name="T11">33241,3</text:span><text:span text:style-name="T6"> &amp; </text:span><text:span text:style-name="T12">1,83</text:span><text:span text:style-name="T6"> </text:span><text:span text:style-name="T22">\\ <text:s/>\multicolumn</text:span><text:span text:style-name="T6">{1}{ </text:span><text:span text:style-name="T7">|c|</text:span><text:span text:style-name="T6"> }{</text:span><text:span text:style-name="T10">Max-Abw.</text:span><text:span text:style-name="T6">} &amp; </text:span><text:span text:style-name="T10">6593,4</text:span><text:span text:style-name="T6"> &amp; </text:span><text:span text:style-name="T10">31511,0</text:span><text:span text:style-name="T6"> &amp; </text:span><text:span text:style-name="T12">4,82</text:span><text:span text:style-name="T6"> &amp; </text:span><text:span text:style-name="T11">60660,9</text:span><text:span text:style-name="T6"> &amp; </text:span><text:span text:style-name="T12">1,93</text:span><text:span text:style-name="T6"> </text:span><text:span text:style-name="T22">\\\cline</text:span><text:span text:style-name="T6">{1-6}</text:span></text:p>
      <text:p text:style-name="P4"><text:span text:style-name="T6"><text:s text:c="4"/></text:span><text:span text:style-name="T1">\end</text:span><text:span text:style-name="T6">{tabular}</text:span></text:p>
      <text:p text:style-name="P4"><text:span text:style-name="T6"><text:s text:c="4"/></text:span><text:span text:style-name="T22">\captionsetup</text:span><text:span text:style-name="T6">{</text:span><text:span text:style-name="T7">justification</text:span><text:span text:style-name="T6">=</text:span><text:span text:style-name="T7">centering</text:span><text:span text:style-name="T6">}</text:span></text:p>
      <text:p text:style-name="P10"><text:span text:style-name="T6"><text:s text:c="4"/></text:span><text:span text:style-name="T22">\caption</text:span><text:span text:style-name="T6">{Generierung </text:span><text:span text:style-name="T12">von Siedlungen</text:span><text:span text:style-name="T6"> </text:span><text:span text:style-name="T13">mit steigenden Radien</text:span><text:span text:style-name="T6">: </text:span><text:span text:style-name="T22">\\</text:span><text:span text:style-name="T6"> Durchschnittliche </text:span><text:span text:style-name="T21">Laufzeit der einzelnen </text:span><text:span text:style-name="T17">Berechnungsphasen</text:span><text:span text:style-name="T6">,</text:span><text:span text:style-name="T12"> Gesamtlaufzeit und die maximale Gesamtlaufzeitabweichung</text:span><text:span text:style-name="T6"> in 10 Durchläufen sowie deren Zuwachsfaktoren}</text:span></text:p>
      <text:p text:style-name="P4"><text:span text:style-name="T6"><text:s text:c="4"/></text:span><text:span text:style-name="T2">\label{fig:</text:span><text:span text:style-name="T3">village_radius</text:span><text:span text:style-name="T2">}</text:span></text:p>
      <text:p text:style-name="P4"><text:span text:style-name="T1">\end</text:span><text:span text:style-name="T6">{table}</text:span></text:p>
      <text:p text:style-name="P1"/>
      <text:p text:style-name="P7"><text:span text:style-name="T1">\begin</text:span><text:span text:style-name="T6">{table}[]</text:span></text:p>
      <text:p text:style-name="P7"><text:span text:style-name="T6"><text:s text:c="4"/></text:span><text:span text:style-name="T22">\centering</text:span></text:p>
      <text:p text:style-name="P7"><text:span text:style-name="T6"><text:s text:c="4"/></text:span><text:span text:style-name="T1">\begin</text:span><text:span text:style-name="T6">{tabular}{</text:span><text:span text:style-name="T7">c|c|c|c|c|c|c|c|</text:span><text:span text:style-name="T6">}</text:span></text:p>
      <text:p text:style-name="P7"><text:span text:style-name="T6"><text:s text:c="4"/></text:span><text:span text:style-name="T22">\cline</text:span><text:span text:style-name="T6">{2-6}</text:span></text:p>
      <text:p text:style-name="P7"><text:span text:style-name="T6"><text:s text:c="4"/>&amp; </text:span><text:span text:style-name="T22">\multicolumn</text:span><text:span text:style-name="T6">{5}{ </text:span><text:span text:style-name="T7">c|</text:span><text:span text:style-name="T6"> }{</text:span><text:span text:style-name="T12">HouseCount</text:span><text:span text:style-name="T6">} </text:span><text:span text:style-name="T22">\\</text:span><text:span text:style-name="T6"> </text:span><text:span text:style-name="T22">\cline</text:span><text:span text:style-name="T6">{2-6}</text:span></text:p>
      <text:p text:style-name="P7"><text:span text:style-name="T6"><text:s text:c="4"/>&amp; </text:span><text:span text:style-name="T25">10</text:span><text:span text:style-name="T6"> &amp; </text:span><text:span text:style-name="T22">\multicolumn</text:span><text:span text:style-name="T6">{2}{ </text:span><text:span text:style-name="T7">c|</text:span><text:span text:style-name="T6"> }{ </text:span><text:span text:style-name="T12">15</text:span><text:span text:style-name="T24"> </text:span><text:span text:style-name="T6">} &amp; </text:span><text:span text:style-name="T22">\multicolumn</text:span><text:span text:style-name="T6">{2}{ </text:span><text:span text:style-name="T7">c|</text:span><text:span text:style-name="T6"> }{</text:span><text:span text:style-name="T23"> </text:span><text:span text:style-name="T25">20</text:span><text:span text:style-name="T23"> </text:span><text:span text:style-name="T6">} </text:span><text:span text:style-name="T22">\\</text:span><text:span text:style-name="T6"> </text:span><text:span text:style-name="T22">\cline</text:span><text:span text:style-name="T6">{2-6}</text:span></text:p>
      <text:p text:style-name="P2"><text:s text:c="4"/></text:p>
      <text:p text:style-name="P7"><text:span text:style-name="T6"><text:s text:c="4"/>&amp; Zeit (ms) &amp; </text:span><text:span text:style-name="T22">\multicolumn</text:span><text:span text:style-name="T6">{1}{ </text:span><text:span text:style-name="T7">c|</text:span><text:span text:style-name="T6"> }{Zeit (ms)} &amp; </text:span><text:span text:style-name="T22">\multicolumn</text:span><text:span text:style-name="T6">{1}{ </text:span><text:span text:style-name="T7">c|</text:span><text:span text:style-name="T6"> }{Zuwachsfaktor} &amp; </text:span><text:span text:style-name="T22">\multicolumn</text:span><text:span text:style-name="T6">{1}{ </text:span><text:span text:style-name="T7">c|</text:span><text:span text:style-name="T6"> }{Zeit (ms)} &amp; </text:span><text:span text:style-name="T22">\multicolumn</text:span><text:span text:style-name="T6">{1}{ </text:span><text:span text:style-name="T7">c|</text:span><text:span text:style-name="T6"> }{Zuwachsfaktor} </text:span><text:span text:style-name="T22">\\</text:span><text:span text:style-name="T6"> </text:span><text:span text:style-name="T22">\cline</text:span><text:span text:style-name="T6">{1-6}</text:span></text:p>
      <text:p text:style-name="P2"><text:s text:c="4"/></text:p>
      <text:p text:style-name="P7"><text:span text:style-name="T6"><text:s text:c="4"/></text:span><text:span text:style-name="T22">\multicolumn</text:span><text:span text:style-name="T6">{1}{ </text:span><text:span text:style-name="T7">|c|</text:span><text:span text:style-name="T6"> }{</text:span><text:span text:style-name="T8">Grundfläche</text:span><text:span text:style-name="T6">} &amp; </text:span><text:span text:style-name="T12">22,3</text:span><text:span text:style-name="T6"> &amp; </text:span><text:span text:style-name="T12">18,7</text:span><text:span text:style-name="T6"> &amp; </text:span><text:span text:style-name="T16">0,84</text:span><text:span text:style-name="T6"> &amp; </text:span><text:span text:style-name="T12">21,1</text:span><text:span text:style-name="T6"> &amp; </text:span><text:span text:style-name="T16">1,13</text:span><text:span text:style-name="T6"> </text:span><text:span text:style-name="T22">\\</text:span></text:p>
      <text:p text:style-name="P7"><text:span text:style-name="T6"><text:s text:c="4"/></text:span><text:span text:style-name="T22">\multicolumn</text:span><text:span text:style-name="T6">{1}{ </text:span><text:span text:style-name="T7">|c|</text:span><text:span text:style-name="T6"> }{</text:span><text:span text:style-name="T8">POI</text:span><text:span text:style-name="T6">} &amp; </text:span><text:span text:style-name="T12">858,3</text:span><text:span text:style-name="T6"> &amp; </text:span><text:span text:style-name="T12">980,7</text:span><text:span text:style-name="T6"> &amp; </text:span><text:span text:style-name="T16">1,14</text:span><text:span text:style-name="T6"> &amp; </text:span><text:span text:style-name="T16">843,1</text:span><text:span text:style-name="T6"> &amp; </text:span><text:span text:style-name="T16">0,86</text:span><text:span text:style-name="T6"> </text:span><text:span text:style-name="T22">\\</text:span><text:span text:style-name="T6"> </text:span></text:p>
      <text:p text:style-name="P7"><text:span text:style-name="T6"><text:s text:c="4"/></text:span><text:span text:style-name="T22">\multicolumn</text:span><text:span text:style-name="T6">{1}{ </text:span><text:span text:style-name="T7">|c|</text:span><text:span text:style-name="T6"> }{</text:span><text:span text:style-name="T9">Wohnhäuser</text:span><text:span text:style-name="T6">} &amp; </text:span><text:span text:style-name="T12">2867,7</text:span><text:span text:style-name="T6"> &amp; </text:span><text:span text:style-name="T12">4765,1</text:span><text:span text:style-name="T6"> &amp; </text:span><text:span text:style-name="T17">1,66</text:span><text:span text:style-name="T6"> &amp; </text:span><text:span text:style-name="T16">5002,0</text:span><text:span text:style-name="T6"> &amp; </text:span><text:span text:style-name="T17">1,05</text:span><text:span text:style-name="T6"> </text:span><text:span text:style-name="T22">\\</text:span></text:p>
      <text:p text:style-name="P7"><text:span text:style-name="T22"><text:s text:c="4"/>\multicolumn</text:span><text:span text:style-name="T6">{1}{ </text:span><text:span text:style-name="T7">|c|</text:span><text:span text:style-name="T6"> }{</text:span><text:span text:style-name="T9">Landstraßen</text:span><text:span text:style-name="T6">} &amp; </text:span><text:span text:style-name="T12">4228,3</text:span><text:span text:style-name="T6"> &amp; </text:span><text:span text:style-name="T12">5473,0</text:span><text:span text:style-name="T6"> &amp; </text:span><text:span text:style-name="T17">1,29</text:span><text:span text:style-name="T6"> &amp; </text:span><text:span text:style-name="T16">4277,3</text:span><text:span text:style-name="T6"> &amp; </text:span><text:span text:style-name="T17">0,78</text:span><text:span text:style-name="T6"> </text:span><text:span text:style-name="T22">\\ <text:s/>\multicolumn</text:span><text:span text:style-name="T6">{1}{ </text:span><text:span text:style-name="T7">|c|</text:span><text:span text:style-name="T6"> }{Gesamt} &amp; </text:span><text:span text:style-name="T12">7976,6</text:span><text:span text:style-name="T6"> &amp; </text:span><text:span text:style-name="T12">11237,5</text:span><text:span text:style-name="T6"> &amp; </text:span><text:span text:style-name="T17">1,41</text:span><text:span text:style-name="T6"> &amp; </text:span><text:span text:style-name="T16">10143,5</text:span><text:span text:style-name="T6"> &amp; </text:span><text:span text:style-name="T17">0,90</text:span><text:span text:style-name="T6"> </text:span><text:span text:style-name="T22">\\ <text:s/>\multicolumn</text:span><text:span text:style-name="T6">{1}{ </text:span><text:span text:style-name="T7">|c|</text:span><text:span text:style-name="T6"> }{</text:span><text:span text:style-name="T10">Max-Abw.</text:span><text:span text:style-name="T6">} &amp; </text:span><text:span text:style-name="T12">4956,0</text:span><text:span text:style-name="T6"> &amp; </text:span><text:span text:style-name="T12">5700,9</text:span><text:span text:style-name="T6"> &amp; </text:span><text:span text:style-name="T17">1,15</text:span><text:span text:style-name="T6"> &amp; </text:span><text:span text:style-name="T16">6593,4</text:span><text:span text:style-name="T6"> &amp; </text:span><text:span text:style-name="T17">1,16</text:span><text:span text:style-name="T6"> </text:span><text:span text:style-name="T22">\\\cline</text:span><text:span text:style-name="T6">{1-6}</text:span></text:p>
      <text:p text:style-name="P7"><text:span text:style-name="T6"><text:s text:c="4"/></text:span><text:span text:style-name="T1">\end</text:span><text:span text:style-name="T6">{tabular}</text:span></text:p>
      <text:p text:style-name="P7"><text:span text:style-name="T6"><text:s text:c="4"/></text:span><text:span text:style-name="T22">\captionsetup</text:span><text:span text:style-name="T6">{</text:span><text:span text:style-name="T7">justification</text:span><text:span text:style-name="T6">=</text:span><text:span text:style-name="T7">centering</text:span><text:span text:style-name="T6">}</text:span></text:p>
      <text:p text:style-name="P10"><text:span text:style-name="T6"><text:s text:c="4"/></text:span><text:span text:style-name="T22">\caption</text:span><text:span text:style-name="T6">{Generierung </text:span><text:span text:style-name="T12">von Siedlungen</text:span><text:span text:style-name="T6"> </text:span><text:span text:style-name="T13">mit steigende</text:span><text:span text:style-name="T14">r Wohnhausanzahl</text:span><text:span text:style-name="T6">: </text:span><text:span text:style-name="T22">\\</text:span><text:span text:style-name="T6"> Durchschnittliche </text:span><text:span text:style-name="T21">Laufzeit der einzelnen </text:span><text:span text:style-name="T17">Berechnungsphasen</text:span><text:span text:style-name="T6">,</text:span><text:span text:style-name="T12"> Gesamtlaufzeit und die maximale Gesamtlaufzeitabweichung</text:span><text:span text:style-name="T6"> in 10 Durchläufen sowie deren Zuwachsfaktoren}</text:span></text:p>
      <text:p text:style-name="P7"><text:span text:style-name="T6"><text:s text:c="4"/></text:span><text:span text:style-name="T2">\label{fig:</text:span><text:span text:style-name="T3">village_</text:span><text:span text:style-name="T4">houseCount</text:span><text:span text:style-name="T2">}</text:span></text:p>
      <text:p text:style-name="P7"><text:span text:style-name="T1">\end</text:span><text:span text:style-name="T6">{table}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8"><text:span text:style-name="T1">\begin</text:span><text:span text:style-name="T6">{table}[]</text:span></text:p>
      <text:p text:style-name="P8"><text:span text:style-name="T6"><text:s text:c="4"/></text:span><text:span text:style-name="T22">\centering</text:span></text:p>
      <text:p text:style-name="P8"><text:span text:style-name="T6"><text:s text:c="4"/></text:span><text:span text:style-name="T1">\begin</text:span><text:span text:style-name="T6">{tabular}{</text:span><text:span text:style-name="T7">c|c|c|c|c|c|c|c|</text:span><text:span text:style-name="T6">}</text:span></text:p>
      <text:p text:style-name="P8"><text:span text:style-name="T6"><text:s text:c="4"/></text:span><text:span text:style-name="T22">\cline</text:span><text:span text:style-name="T6">{2-6}</text:span></text:p>
      <text:p text:style-name="P8"><text:span text:style-name="T6"><text:s text:c="4"/>&amp; </text:span><text:span text:style-name="T22">\multicolumn</text:span><text:span text:style-name="T6">{5}{ </text:span><text:span text:style-name="T7">c|</text:span><text:span text:style-name="T6"> }{</text:span><text:span text:style-name="T17">Auflösung des Terrains</text:span><text:span text:style-name="T6">} </text:span><text:span text:style-name="T22">\\</text:span><text:span text:style-name="T6"> </text:span><text:span text:style-name="T22">\cline</text:span><text:span text:style-name="T6">{2-6}</text:span></text:p>
      <text:p text:style-name="P8"><text:span text:style-name="T6"><text:s text:c="4"/>&amp; </text:span><text:span text:style-name="T17">$</text:span><text:span text:style-name="T26">100 \times 100$</text:span><text:span text:style-name="T6"> &amp; </text:span><text:span text:style-name="T22">\multicolumn</text:span><text:span text:style-name="T6">{2}{ </text:span><text:span text:style-name="T7">c|</text:span><text:span text:style-name="T6"> }{ </text:span><text:span text:style-name="T17">$2</text:span><text:span text:style-name="T26">00 \times 200$</text:span><text:span text:style-name="T24"> </text:span><text:span text:style-name="T6">} &amp; </text:span><text:span text:style-name="T22">\multicolumn</text:span><text:span text:style-name="T6">{2}{ </text:span><text:span text:style-name="T7">c|</text:span><text:span text:style-name="T6"> }{</text:span><text:span text:style-name="T23"> </text:span><text:span text:style-name="T17">$4</text:span><text:span text:style-name="T26">00 \times 400$</text:span><text:span text:style-name="T23"> </text:span><text:span text:style-name="T6">} </text:span><text:span text:style-name="T22">\\</text:span><text:span text:style-name="T6"> </text:span><text:span text:style-name="T22">\cline</text:span><text:span text:style-name="T6">{2-6}</text:span></text:p>
      <text:p text:style-name="P3"><text:s text:c="4"/></text:p>
      <text:p text:style-name="P8"><text:span text:style-name="T6"><text:s text:c="4"/>&amp; Zeit (ms) &amp; </text:span><text:span text:style-name="T22">\multicolumn</text:span><text:span text:style-name="T6">{1}{ </text:span><text:span text:style-name="T7">c|</text:span><text:span text:style-name="T6"> }{Zeit (ms)} &amp; </text:span><text:span text:style-name="T22">\multicolumn</text:span><text:span text:style-name="T6">{1}{ </text:span><text:span text:style-name="T7">c|</text:span><text:span text:style-name="T6"> }{Zuwachsfaktor} &amp; </text:span><text:span text:style-name="T22">\multicolumn</text:span><text:span text:style-name="T6">{1}{ </text:span><text:span text:style-name="T7">c|</text:span><text:span text:style-name="T6"> }{Zeit (ms)} &amp; </text:span><text:span text:style-name="T22">\multicolumn</text:span><text:span text:style-name="T6">{1}{ </text:span><text:span text:style-name="T7">c|</text:span><text:span text:style-name="T6"> }{Zuwachsfaktor} </text:span><text:span text:style-name="T22">\\</text:span><text:span text:style-name="T6"> </text:span><text:span text:style-name="T22">\cline</text:span><text:span text:style-name="T6">{1-6}</text:span></text:p>
      <text:p text:style-name="P3"><text:s text:c="4"/></text:p>
      <text:p text:style-name="P9"><text:span text:style-name="T6"><text:s text:c="4"/></text:span><text:span text:style-name="T22">\multicolumn</text:span><text:span text:style-name="T6">{1}{ </text:span><text:span text:style-name="T7">|c|</text:span><text:span text:style-name="T6"> }{</text:span><text:span text:style-name="T8">Grundfläche</text:span><text:span text:style-name="T6">} &amp; </text:span><text:span text:style-name="T18">6,8</text:span><text:span text:style-name="T6"> &amp; </text:span><text:span text:style-name="T12">21,1</text:span><text:span text:style-name="T6"> &amp; </text:span><text:span text:style-name="T19">3,10</text:span><text:span text:style-name="T6"> &amp; </text:span><text:span text:style-name="T18">61,9</text:span><text:span text:style-name="T6"> &amp; </text:span><text:span text:style-name="T19">2,93</text:span><text:span text:style-name="T6"> </text:span><text:span text:style-name="T22">\\</text:span></text:p>
      <text:p text:style-name="P9"><text:span text:style-name="T6"><text:s text:c="4"/></text:span><text:span text:style-name="T22">\multicolumn</text:span><text:span text:style-name="T6">{1}{ </text:span><text:span text:style-name="T7">|c|</text:span><text:span text:style-name="T6"> }{</text:span><text:span text:style-name="T8">POI</text:span><text:span text:style-name="T6">} &amp; </text:span><text:span text:style-name="T18">684,4</text:span><text:span text:style-name="T6"> &amp; </text:span><text:span text:style-name="T16">843,1</text:span><text:span text:style-name="T6"> &amp; </text:span><text:span text:style-name="T20">1,23</text:span><text:span text:style-name="T6"> &amp; </text:span><text:span text:style-name="T18">1487,4</text:span><text:span text:style-name="T6"> &amp; </text:span><text:span text:style-name="T20">1,76</text:span><text:span text:style-name="T6"> </text:span><text:span text:style-name="T22">\\</text:span><text:span text:style-name="T6"> </text:span></text:p>
      <text:p text:style-name="P9"><text:span text:style-name="T6"><text:s text:c="4"/></text:span><text:span text:style-name="T22">\multicolumn</text:span><text:span text:style-name="T6">{1}{ </text:span><text:span text:style-name="T7">|c|</text:span><text:span text:style-name="T6"> }{</text:span><text:span text:style-name="T9">Wohnhäuser</text:span><text:span text:style-name="T6">} &amp; </text:span><text:span text:style-name="T18">3435,7</text:span><text:span text:style-name="T6"> &amp; </text:span><text:span text:style-name="T16">5002,0</text:span><text:span text:style-name="T6"> &amp; </text:span><text:span text:style-name="T20">1,46</text:span><text:span text:style-name="T6"> &amp; </text:span><text:span text:style-name="T18">16124,6</text:span><text:span text:style-name="T6"> &amp; </text:span><text:span text:style-name="T20">3,22</text:span><text:span text:style-name="T6"> </text:span><text:span text:style-name="T22">\\</text:span></text:p>
      <text:p text:style-name="P9"><text:span text:style-name="T22"><text:s text:c="4"/>\multicolumn</text:span><text:span text:style-name="T6">{1}{ </text:span><text:span text:style-name="T7">|c|</text:span><text:span text:style-name="T6"> }{</text:span><text:span text:style-name="T9">Landstraßen</text:span><text:span text:style-name="T6">} &amp; </text:span><text:span text:style-name="T18">90,3</text:span><text:span text:style-name="T6"> &amp; </text:span><text:span text:style-name="T16">4277,3</text:span><text:span text:style-name="T6"> &amp; </text:span><text:span text:style-name="T20">47,37</text:span><text:span text:style-name="T6"> &amp; </text:span><text:span text:style-name="T18">354922,8</text:span><text:span text:style-name="T6"> &amp; </text:span><text:span text:style-name="T20">82,98</text:span><text:span text:style-name="T6"> </text:span><text:span text:style-name="T22">\\ <text:s/>\multicolumn</text:span><text:span text:style-name="T6">{1}{ </text:span><text:span text:style-name="T7">|c|</text:span><text:span text:style-name="T6"> }{Gesamt} &amp; </text:span><text:span text:style-name="T18">4217,1</text:span><text:span text:style-name="T6"> &amp; </text:span><text:span text:style-name="T16">10143,5</text:span><text:span text:style-name="T6"> &amp; </text:span><text:span text:style-name="T20">2,41</text:span><text:span text:style-name="T6"> &amp; </text:span><text:span text:style-name="T18">372596,7</text:span><text:span text:style-name="T6"> &amp; </text:span><text:span text:style-name="T20">36,73</text:span><text:span text:style-name="T6"> </text:span><text:span text:style-name="T22">\\ <text:s/>\multicolumn</text:span><text:span text:style-name="T6">{1}{ </text:span><text:span text:style-name="T7">|c|</text:span><text:span text:style-name="T6"> }{</text:span><text:span text:style-name="T10">Max-Abw.</text:span><text:span text:style-name="T6">} &amp; </text:span><text:span text:style-name="T18">5403,2</text:span><text:span text:style-name="T6"> &amp; </text:span><text:span text:style-name="T16">6593,4</text:span><text:span text:style-name="T6"> &amp; </text:span><text:span text:style-name="T20">1,22</text:span><text:span text:style-name="T6"> &amp; </text:span><text:span text:style-name="T18">344115,4</text:span><text:span text:style-name="T6"> </text:span><text:span text:style-name="T20">&amp; 52,19</text:span><text:span text:style-name="T6"> </text:span><text:span text:style-name="T22">\\\cline</text:span><text:span text:style-name="T6">{1-6}</text:span></text:p>
      <text:p text:style-name="P8"><text:span text:style-name="T6"><text:s text:c="4"/></text:span><text:span text:style-name="T1">\end</text:span><text:span text:style-name="T6">{tabular}</text:span></text:p>
      <text:p text:style-name="P8"><text:span text:style-name="T6"><text:s text:c="4"/></text:span><text:span text:style-name="T22">\captionsetup</text:span><text:span text:style-name="T6">{</text:span><text:span text:style-name="T7">justification</text:span><text:span text:style-name="T6">=</text:span><text:span text:style-name="T7">centering</text:span><text:span text:style-name="T6">}</text:span></text:p>
      <text:p text:style-name="P8"><text:span text:style-name="T6"><text:s text:c="4"/></text:span><text:span text:style-name="T22">\caption</text:span><text:span text:style-name="T6">{Generierung </text:span><text:span text:style-name="T12">von Siedlungen</text:span><text:span text:style-name="T6"> </text:span><text:span text:style-name="T13">mit steigende</text:span><text:span text:style-name="T14">r </text:span><text:span text:style-name="T15">Terrain“=Auflösung</text:span><text:span text:style-name="T6">: </text:span><text:span text:style-name="T22">\\</text:span><text:span text:style-name="T6"> Durchschnittliche </text:span><text:span text:style-name="T21">Laufzeit der einzelnen </text:span><text:span text:style-name="T6">Berechnungsphasen,</text:span><text:span text:style-name="T12"> Gesamtlaufzeit und die maximale Gesamtlaufzeitabweichung</text:span><text:span text:style-name="T6"> in 10 Durchläufen sowie deren Zuwachsfaktoren}</text:span></text:p>
      <text:p text:style-name="P8"><text:span text:style-name="T6"><text:s text:c="4"/></text:span><text:span text:style-name="T2">\label{fig:</text:span><text:span text:style-name="T3">village_</text:span><text:span text:style-name="T5">terrainResolution</text:span><text:span text:style-name="T2">}</text:span></text:p>
      <text:p text:style-name="P8"><text:span text:style-name="T1">\end</text:span><text:span text:style-name="T6">{table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5T01:14:13.578000000</dc:date>
    <meta:editing-duration>PT10M19S</meta:editing-duration>
    <meta:editing-cycles>3</meta:editing-cycles>
    <meta:generator>LibreOffice/7.2.4.1$Windows_X86_64 LibreOffice_project/27d75539669ac387bb498e35313b970b7fe9c4f9</meta:generator>
    <meta:document-statistic meta:table-count="0" meta:image-count="0" meta:object-count="0" meta:page-count="2" meta:paragraph-count="54" meta:word-count="488" meta:character-count="3752" meta:non-whitespace-character-count="3111"/>
  </office:meta>
</office:document-meta>
</file>